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forderungen an Externe Bibliothek:</text:p>
      <text:p text:style-name="Standard"/>
      <text:p text:style-name="Standard">Was Ist zu untersuchen:</text:p>
      <text:list xml:id="list7865645526555333966" text:style-name="L2">
        <text:list-item>
          <text:p text:style-name="P1">Kompatibilität zu höheren oder niedrigeren Android Version (Aufwärts- / Abwärtskompatibilität)</text:p>
          <text:list>
            <text:list-item>
              <text:p text:style-name="P1">Dabei zu untersuchen : <text:s/></text:p>
            </text:list-item>
            <text:list-item>
              <text:p text:style-name="P1">Warum Build Systeme? Gibt es andere Wege? Kurzer Überblick und Vergleich + Maven exemplarisch näher im Detail. Warum Maven → ggf. mehr Erfahrung darin</text:p>
              <text:list>
                <text:list-item>
                  <text:p text:style-name="P1">Ant??</text:p>
                </text:list-item>
                <text:list-item>
                  <text:p text:style-name="P1">Greddle??<text:tab/></text:p>
                </text:list-item>
                <text:list-item>
                  <text:p text:style-name="P1">Maven android plugin:<text:tab/></text:p>
                  <text:list>
                    <text:list-item>
                      <text:p text:style-name="P1">Versionierung (Welche Versionierungsmöglichkeit bietet sich an)</text:p>
                    </text:list-item>
                    <text:list-item>
                      <text:p text:style-name="P1">Welche Compliler Versionen werden genutzt</text:p>
                    </text:list-item>
                    <text:list-item>
                      <text:p text:style-name="P1">Wie werden die Abhängigkeiten zu Android Bibliotheken in der Gesture LiB Aufgelöst und im nachhinein gebaut? Nicht gut wäre, wenn Android Libs einmal in der GestureLib . Jar wäre und dann nochmal in den Apps??</text:p>
                    </text:list-item>
                    <text:list-item>
                      <text:p text:style-name="P1">Wie Funktioniert die Einbindung des Plugins, Was passiert dabei? Welche Optionen sind wofür? Wo wird was konfiguriert </text:p>
                    </text:list-item>
                    <text:list-item>
                      <text:p text:style-name="P1">Für welche Funktionalität werden Android Bibliotheken verwerndet?</text:p>
                    </text:list-item>
                  </text:list>
                </text:list-item>
              </text:list>
            </text:list-item>
            <text:list-item>
              <text:p text:style-name="P1">Projekt</text:p>
              <text:list>
                <text:list-item>
                  <text:p text:style-name="P1">Wie wird die Projektstruktur gewählt und warum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7:09:37.29</meta:creation-date>
    <dc:date>2014-08-28T07:35:29.82</dc:date>
    <meta:editing-duration>PT10M4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5" meta:word-count="142" meta:character-count="1004"/>
  </office:meta>
</office:document-meta>
</file>